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</office:automatic-styles>
  <office:body>
    <office:text>
      <text:p text:style-name="P1"><text:span text:style-name="T1_1">Robert</text:span><text:span text:style-name="T1_2"><text:s/></text:span><text:span text:style-name="T1_3">Higgins</text:span><text:span text:style-name="T1_4"><text:s/>&amp;<text:s/></text:span><text:span text:style-name="T1_5">Nick</text:span><text:span text:style-name="T1_6"><text:s/></text:span><text:span text:style-name="T1_7">Eggleston</text:span></text:p>
      <text:p text:style-name="P2"><text:span text:style-name="T2_1">Seiffertt</text:span><text:span text:style-name="T2_2"><text:s/>-<text:s/></text:span><text:span text:style-name="T2_3">CpE</text:span><text:span text:style-name="T2_4"><text:s/>213<text:s/>-<text:s/></text:span><text:span text:style-name="T2_5">Project</text:span><text:span text:style-name="T2_6"><text:s/>2<text:s/></text:span><text:span text:style-name="T2_7">writeup</text:span></text:p>
      <text:p text:style-name="P3"/>
      <text:p text:style-name="P4"><text:span text:style-name="T4_1">Our</text:span><text:span text:style-name="T4_2"><text:s/></text:span><text:span text:style-name="T4_3">project</text:span><text:span text:style-name="T4_4"><text:s/></text:span><text:span text:style-name="T4_5">is</text:span><text:span text:style-name="T4_6"><text:s/></text:span><text:span text:style-name="T4_7">fairly</text:span><text:span text:style-name="T4_8"><text:s/></text:span><text:span text:style-name="T4_9">straight</text:span><text:span text:style-name="T4_10"><text:s/></text:span><text:span text:style-name="T4_11">forward</text:span><text:span text:style-name="T4_12">.<text:s/></text:span><text:span text:style-name="T4_13">On</text:span><text:span text:style-name="T4_14"><text:s/></text:span><text:span text:style-name="T4_15">boot</text:span><text:span text:style-name="T4_16">,<text:s/></text:span><text:span text:style-name="T4_17">we</text:span><text:span text:style-name="T4_18"><text:s/></text:span><text:span text:style-name="T4_19">play</text:span><text:span text:style-name="T4_20"><text:s/>“</text:span><text:span text:style-name="T4_21">La</text:span><text:span text:style-name="T4_22"><text:s/></text:span><text:span text:style-name="T4_23">Cucaracha</text:span><text:span text:style-name="T4_24">”<text:s/></text:span><text:span text:style-name="T4_25">and</text:span><text:span text:style-name="T4_26"><text:s/></text:span><text:span text:style-name="T4_27">then</text:span><text:span text:style-name="T4_28"><text:s/></text:span><text:span text:style-name="T4_29">you</text:span><text:span text:style-name="T4_30"><text:s/></text:span><text:span text:style-name="T4_31">are</text:span><text:span text:style-name="T4_32"><text:s/></text:span><text:span text:style-name="T4_33">taken</text:span><text:span text:style-name="T4_34"><text:s/></text:span><text:span text:style-name="T4_35">to</text:span><text:span text:style-name="T4_36"><text:s/></text:span><text:span text:style-name="T4_37">play</text:span><text:span text:style-name="T4_38"><text:s/></text:span><text:span text:style-name="T4_39">the</text:span><text:span text:style-name="T4_40"><text:s/></text:span><text:span text:style-name="T4_41">game</text:span><text:span text:style-name="T4_42"><text:s/></text:span><text:span text:style-name="T4_43">of</text:span><text:span text:style-name="T4_44"><text:s/></text:span><text:span text:style-name="T4_45">Simon</text:span><text:span text:style-name="T4_46">.<text:s/></text:span><text:span text:style-name="T4_47">Our</text:span><text:span text:style-name="T4_48"><text:s/></text:span><text:span text:style-name="T4_49">game</text:span><text:span text:style-name="T4_50"><text:s/></text:span><text:span text:style-name="T4_51">has</text:span><text:span text:style-name="T4_52"><text:s/>10<text:s/>“</text:span><text:span text:style-name="T4_53">levels</text:span><text:span text:style-name="T4_54">”<text:s/></text:span><text:span text:style-name="T4_55">or</text:span><text:span text:style-name="T4_56"><text:s/></text:span><text:span text:style-name="T4_57">steps</text:span><text:span text:style-name="T4_58">.<text:s/></text:span><text:span text:style-name="T4_59">Upon</text:span><text:span text:style-name="T4_60"><text:s/></text:span><text:span text:style-name="T4_61">a</text:span><text:span text:style-name="T4_62"><text:s/></text:span><text:span text:style-name="T4_63">win</text:span><text:span text:style-name="T4_64">,<text:s/></text:span><text:span text:style-name="T4_65">a</text:span><text:span text:style-name="T4_66"><text:s/></text:span><text:span text:style-name="T4_67">happy</text:span><text:span text:style-name="T4_68"><text:s/></text:span><text:span text:style-name="T4_69">winners</text:span><text:span text:style-name="T4_70"><text:s/></text:span><text:span text:style-name="T4_71">jingle</text:span><text:span text:style-name="T4_72"><text:s/></text:span><text:span text:style-name="T4_73">plays</text:span><text:span text:style-name="T4_74"><text:s/></text:span><text:span text:style-name="T4_75">and</text:span><text:span text:style-name="T4_76"><text:s/></text:span><text:span text:style-name="T4_77">a</text:span><text:span text:style-name="T4_78"><text:s/></text:span><text:span text:style-name="T4_79">diamond</text:span><text:span text:style-name="T4_80"><text:s/></text:span><text:span text:style-name="T4_81">of</text:span><text:span text:style-name="T4_82"><text:s/></text:span><text:span text:style-name="T4_83">LEDs</text:span><text:span text:style-name="T4_84"><text:s/></text:span><text:span text:style-name="T4_85">flashes</text:span><text:span text:style-name="T4_86"><text:s/>3<text:s/></text:span><text:span text:style-name="T4_87">times</text:span><text:span text:style-name="T4_88">.<text:s/></text:span><text:span text:style-name="T4_89">Upon</text:span><text:span text:style-name="T4_90"><text:s/></text:span><text:span text:style-name="T4_91">a</text:span><text:span text:style-name="T4_92"><text:s/></text:span><text:span text:style-name="T4_93">lose</text:span><text:span text:style-name="T4_94">,<text:s/></text:span><text:span text:style-name="T4_95">a</text:span><text:span text:style-name="T4_96"><text:s/></text:span><text:span text:style-name="T4_97">sad</text:span><text:span text:style-name="T4_98"><text:s/></text:span><text:span text:style-name="T4_99">losers</text:span><text:span text:style-name="T4_100"><text:s/></text:span><text:span text:style-name="T4_101">tone</text:span><text:span text:style-name="T4_102"><text:s/></text:span><text:span text:style-name="T4_103">plays</text:span><text:span text:style-name="T4_104"><text:s/></text:span><text:span text:style-name="T4_105">and</text:span><text:span text:style-name="T4_106"><text:s/></text:span><text:span text:style-name="T4_107">the</text:span><text:span text:style-name="T4_108"><text:s/></text:span><text:span text:style-name="T4_109">four</text:span><text:span text:style-name="T4_110"><text:s/></text:span><text:span text:style-name="T4_111">corners</text:span><text:span text:style-name="T4_112"><text:s/></text:span><text:span text:style-name="T4_113">blink</text:span><text:span text:style-name="T4_114"><text:s/></text:span><text:span text:style-name="T4_115">once</text:span><text:span text:style-name="T4_116">.<text:s/></text:span><text:span text:style-name="T4_117">If</text:span><text:span text:style-name="T4_118"><text:s/></text:span><text:span text:style-name="T4_119">at</text:span><text:span text:style-name="T4_120"><text:s/></text:span><text:span text:style-name="T4_121">any</text:span><text:span text:style-name="T4_122"><text:s/></text:span><text:span text:style-name="T4_123">time</text:span><text:span text:style-name="T4_124"><text:s/></text:span><text:span text:style-name="T4_125">we</text:span><text:span text:style-name="T4_126"><text:s/></text:span><text:span text:style-name="T4_127">push</text:span><text:span text:style-name="T4_128"><text:s/></text:span><text:span text:style-name="T4_129">the</text:span><text:span text:style-name="T4_130"><text:s/></text:span><text:span text:style-name="T4_131">middle</text:span><text:span text:style-name="T4_132"><text:s/></text:span><text:span text:style-name="T4_133">switch</text:span><text:span text:style-name="T4_134"><text:s/>(</text:span><text:span text:style-name="T4_135">which</text:span><text:span text:style-name="T4_136"><text:s/></text:span><text:span text:style-name="T4_137">corresponds</text:span><text:span text:style-name="T4_138"><text:s/></text:span><text:span text:style-name="T4_139">to</text:span><text:span text:style-name="T4_140"><text:s/></text:span><text:span text:style-name="T4_141">the</text:span><text:span text:style-name="T4_142"><text:s/></text:span><text:span text:style-name="T4_143">blue</text:span><text:span text:style-name="T4_144"><text:s/></text:span><text:span text:style-name="T4_145">LED</text:span><text:span text:style-name="T4_146">)<text:s/></text:span><text:span text:style-name="T4_147">the</text:span><text:span text:style-name="T4_148"><text:s/></text:span><text:span text:style-name="T4_149">message</text:span><text:span text:style-name="T4_150"><text:s/>“</text:span><text:span text:style-name="T4_151">Hello</text:span><text:span text:style-name="T4_152">,<text:s/></text:span><text:span text:style-name="T4_153">World</text:span><text:span text:style-name="T4_154">”<text:s/></text:span><text:span text:style-name="T4_155">is</text:span><text:span text:style-name="T4_156"><text:s/></text:span><text:span text:style-name="T4_157">sent</text:span><text:span text:style-name="T4_158"><text:s/></text:span><text:span text:style-name="T4_159">out</text:span><text:span text:style-name="T4_160"><text:s/></text:span><text:span text:style-name="T4_161">the</text:span><text:span text:style-name="T4_162"><text:s/></text:span><text:span text:style-name="T4_163">serial</text:span><text:span text:style-name="T4_164"><text:s/></text:span><text:span text:style-name="T4_165">port</text:span><text:span text:style-name="T4_166">.</text:span></text:p>
      <text:p text:style-name="P5"/>
      <text:p text:style-name="P6"><text:span text:style-name="T6_1">To</text:span><text:span text:style-name="T6_2"><text:s/></text:span><text:span text:style-name="T6_3">begin</text:span><text:span text:style-name="T6_4"><text:s/></text:span><text:span text:style-name="T6_5">our</text:span><text:span text:style-name="T6_6"><text:s/></text:span><text:span text:style-name="T6_7">main</text:span><text:span text:style-name="T6_8"><text:s/></text:span><text:span text:style-name="T6_9">loop</text:span><text:span text:style-name="T6_10"><text:s/></text:span><text:span text:style-name="T6_11">we</text:span><text:span text:style-name="T6_12"><text:s/></text:span><text:span text:style-name="T6_13">initialize</text:span><text:span text:style-name="T6_14"><text:s/></text:span><text:span text:style-name="T6_15">Port</text:span><text:span text:style-name="T6_16"><text:s/>0,<text:s/>1,<text:s/></text:span><text:span text:style-name="T6_17">and</text:span><text:span text:style-name="T6_18"><text:s/>2<text:s/></text:span><text:span text:style-name="T6_19">to</text:span><text:span text:style-name="T6_20"><text:s/></text:span><text:span text:style-name="T6_21">Mode</text:span><text:span text:style-name="T6_22"><text:s/>0<text:s/></text:span><text:span text:style-name="T6_23">which</text:span><text:span text:style-name="T6_24"><text:s/></text:span><text:span text:style-name="T6_25">means</text:span><text:span text:style-name="T6_26"><text:s/></text:span><text:span text:style-name="T6_27">quasi</text:span><text:span text:style-name="T6_28"><text:s/></text:span><text:span text:style-name="T6_29">bidirectional</text:span><text:span text:style-name="T6_30">.<text:s/></text:span><text:span text:style-name="T6_31">We</text:span><text:span text:style-name="T6_32"><text:s/></text:span><text:span text:style-name="T6_33">then</text:span><text:span text:style-name="T6_34"><text:s/></text:span><text:span text:style-name="T6_35">initialize</text:span><text:span text:style-name="T6_36"><text:s/></text:span><text:span text:style-name="T6_37">our</text:span><text:span text:style-name="T6_38"><text:s/></text:span><text:span text:style-name="T6_39">interrupts</text:span><text:span text:style-name="T6_40"><text:s/></text:span><text:span text:style-name="T6_41">which</text:span><text:span text:style-name="T6_42"><text:s/></text:span><text:span text:style-name="T6_43">configures</text:span><text:span text:style-name="T6_44"><text:s/></text:span><text:span text:style-name="T6_45">our</text:span><text:span text:style-name="T6_46"><text:s/></text:span><text:span text:style-name="T6_47">timers</text:span><text:span text:style-name="T6_48"><text:s/></text:span><text:span text:style-name="T6_49">for</text:span><text:span text:style-name="T6_50"><text:s/></text:span><text:span text:style-name="T6_51">music</text:span><text:span text:style-name="T6_52"><text:s/></text:span><text:span text:style-name="T6_53">playing</text:span><text:span text:style-name="T6_54"><text:s/></text:span><text:span text:style-name="T6_55">and</text:span><text:span text:style-name="T6_56"><text:s/></text:span><text:span text:style-name="T6_57">and</text:span><text:span text:style-name="T6_58"><text:s/></text:span><text:span text:style-name="T6_59">the</text:span><text:span text:style-name="T6_60"><text:s/></text:span><text:span text:style-name="T6_61">serial</text:span><text:span text:style-name="T6_62"><text:s/></text:span><text:span text:style-name="T6_63">port</text:span><text:span text:style-name="T6_64"><text:s/></text:span><text:span text:style-name="T6_65">for</text:span><text:span text:style-name="T6_66"><text:s/></text:span><text:span text:style-name="T6_67">our</text:span><text:span text:style-name="T6_68"><text:s/>“</text:span><text:span text:style-name="T6_69">Hello</text:span><text:span text:style-name="T6_70">,<text:s/></text:span><text:span text:style-name="T6_71">World</text:span><text:span text:style-name="T6_72">”<text:s/></text:span><text:span text:style-name="T6_73">message</text:span><text:span text:style-name="T6_74"><text:s/></text:span><text:span text:style-name="T6_75">and</text:span><text:span text:style-name="T6_76"><text:s/></text:span><text:span text:style-name="T6_77">other</text:span><text:span text:style-name="T6_78"><text:s/></text:span><text:span text:style-name="T6_79">serial</text:span><text:span text:style-name="T6_80"><text:s/></text:span><text:span text:style-name="T6_81">communication</text:span><text:span text:style-name="T6_82">.<text:s/></text:span><text:span text:style-name="T6_83">Back</text:span><text:span text:style-name="T6_84"><text:s/></text:span><text:span text:style-name="T6_85">in</text:span><text:span text:style-name="T6_86"><text:s/></text:span><text:span text:style-name="T6_87">the</text:span><text:span text:style-name="T6_88"><text:s/></text:span><text:span text:style-name="T6_89">main</text:span><text:span text:style-name="T6_90"><text:s/></text:span><text:span text:style-name="T6_91">loop</text:span><text:span text:style-name="T6_92"><text:s/></text:span><text:span text:style-name="T6_93">we</text:span><text:span text:style-name="T6_94"><text:s/></text:span><text:span text:style-name="T6_95">next</text:span><text:span text:style-name="T6_96"><text:s/></text:span><text:span text:style-name="T6_97">enable</text:span><text:span text:style-name="T6_98"><text:s/></text:span><text:span text:style-name="T6_99">all</text:span><text:span text:style-name="T6_100"><text:s/></text:span><text:span text:style-name="T6_101">interrupts</text:span><text:span text:style-name="T6_102">.<text:s/></text:span><text:span text:style-name="T6_103">We</text:span><text:span text:style-name="T6_104"><text:s/></text:span><text:span text:style-name="T6_105">then</text:span><text:span text:style-name="T6_106"><text:s/></text:span><text:span text:style-name="T6_107">clear</text:span><text:span text:style-name="T6_108"><text:s/></text:span><text:span text:style-name="T6_109">the</text:span><text:span text:style-name="T6_110"><text:s/></text:span><text:span text:style-name="T6_111">ports</text:span><text:span text:style-name="T6_112"><text:s/></text:span><text:span text:style-name="T6_113">and</text:span><text:span text:style-name="T6_114"><text:s/></text:span><text:span text:style-name="T6_115">the</text:span><text:span text:style-name="T6_116"><text:s/></text:span><text:span text:style-name="T6_117">speaker</text:span><text:span text:style-name="T6_118">,<text:s/></text:span><text:span text:style-name="T6_119">and</text:span><text:span text:style-name="T6_120"><text:s/></text:span><text:span text:style-name="T6_121">turn</text:span><text:span text:style-name="T6_122"><text:s/></text:span><text:span text:style-name="T6_123">the</text:span><text:span text:style-name="T6_124"><text:s/></text:span><text:span text:style-name="T6_125">timers</text:span><text:span text:style-name="T6_126"><text:s/></text:span><text:span text:style-name="T6_127">on</text:span><text:span text:style-name="T6_128">.<text:s/></text:span><text:span text:style-name="T6_129">Next</text:span><text:span text:style-name="T6_130"><text:s/></text:span><text:span text:style-name="T6_131">comes</text:span><text:span text:style-name="T6_132"><text:s/></text:span><text:span text:style-name="T6_133">the</text:span><text:span text:style-name="T6_134"><text:s/></text:span><text:span text:style-name="T6_135">fun</text:span><text:span text:style-name="T6_136"><text:s/></text:span><text:span text:style-name="T6_137">bit</text:span><text:span text:style-name="T6_138">.<text:s/></text:span><text:span text:style-name="T6_139">We</text:span><text:span text:style-name="T6_140"><text:s/></text:span><text:span text:style-name="T6_141">play</text:span><text:span text:style-name="T6_142"><text:s/>“</text:span><text:span text:style-name="T6_143">La</text:span><text:span text:style-name="T6_144"><text:s/></text:span><text:span text:style-name="T6_145">Cucaracha</text:span><text:span text:style-name="T6_146">”<text:s/></text:span><text:span text:style-name="T6_147">and</text:span><text:span text:style-name="T6_148"><text:s/></text:span><text:span text:style-name="T6_149">then</text:span><text:span text:style-name="T6_150"><text:s/></text:span><text:span text:style-name="T6_151">Simon</text:span><text:span text:style-name="T6_152"><text:s/></text:span><text:span text:style-name="T6_153">plays</text:span><text:span text:style-name="T6_154"><text:s/></text:span><text:span text:style-name="T6_155">until</text:span><text:span text:style-name="T6_156"><text:s/></text:span><text:span text:style-name="T6_157">we</text:span><text:span text:style-name="T6_158"><text:s/></text:span><text:span text:style-name="T6_159">press</text:span><text:span text:style-name="T6_160"><text:s/></text:span><text:span text:style-name="T6_161">the</text:span><text:span text:style-name="T6_162"><text:s/></text:span><text:span text:style-name="T6_163">middle</text:span><text:span text:style-name="T6_164"><text:s/></text:span><text:span text:style-name="T6_165">switch</text:span><text:span text:style-name="T6_166"><text:s/>(</text:span><text:span text:style-name="T6_167">sending</text:span><text:span text:style-name="T6_168"><text:s/></text:span><text:span text:style-name="T6_169">our</text:span><text:span text:style-name="T6_170"><text:s/></text:span><text:span text:style-name="T6_171">message</text:span><text:span text:style-name="T6_172"><text:s/></text:span><text:span text:style-name="T6_173">out</text:span><text:span text:style-name="T6_174"><text:s/></text:span><text:span text:style-name="T6_175">the</text:span><text:span text:style-name="T6_176"><text:s/></text:span><text:span text:style-name="T6_177">serial</text:span><text:span text:style-name="T6_178"><text:s/></text:span><text:span text:style-name="T6_179">port</text:span><text:span text:style-name="T6_180">)<text:s/></text:span><text:span text:style-name="T6_181">and</text:span><text:span text:style-name="T6_182"><text:s/></text:span><text:span text:style-name="T6_183">exiting</text:span><text:span text:style-name="T6_184"><text:s/></text:span><text:span text:style-name="T6_185">the</text:span><text:span text:style-name="T6_186"><text:s/></text:span><text:span text:style-name="T6_187">game</text:span><text:span text:style-name="T6_188">.</text:span></text:p>
      <text:p text:style-name="P7"/>
      <text:p text:style-name="P8"><text:span text:style-name="T8_1">We</text:span><text:span text:style-name="T8_2"><text:s/></text:span><text:span text:style-name="T8_3">wrote</text:span><text:span text:style-name="T8_4"><text:s/></text:span><text:span text:style-name="T8_5">some</text:span><text:span text:style-name="T8_6"><text:s/></text:span><text:span text:style-name="T8_7">nifty</text:span><text:span text:style-name="T8_8"><text:s/></text:span><text:span text:style-name="T8_9">macros</text:span><text:span text:style-name="T8_10"><text:s/></text:span><text:span text:style-name="T8_11">to</text:span><text:span text:style-name="T8_12"><text:s/></text:span><text:span text:style-name="T8_13">play</text:span><text:span text:style-name="T8_14"><text:s/></text:span><text:span text:style-name="T8_15">frequently</text:span><text:span text:style-name="T8_16"><text:s/></text:span><text:span text:style-name="T8_17">used</text:span><text:span text:style-name="T8_18"><text:s/></text:span><text:span text:style-name="T8_19">notes</text:span><text:span text:style-name="T8_20">,<text:s/></text:span><text:span text:style-name="T8_21">and</text:span><text:span text:style-name="T8_22"><text:s/></text:span><text:span text:style-name="T8_23">spaces</text:span><text:span text:style-name="T8_24">.<text:s/></text:span><text:span text:style-name="T8_25">We</text:span><text:span text:style-name="T8_26"><text:s/></text:span><text:span text:style-name="T8_27">also</text:span><text:span text:style-name="T8_28"><text:s/></text:span><text:span text:style-name="T8_29">wrote</text:span><text:span text:style-name="T8_30"><text:s/></text:span><text:span text:style-name="T8_31">a</text:span><text:span text:style-name="T8_32"><text:s/></text:span><text:span text:style-name="T8_33">macro</text:span><text:span text:style-name="T8_34"><text:s/></text:span><text:span text:style-name="T8_35">that</text:span><text:span text:style-name="T8_36"><text:s/></text:span><text:span text:style-name="T8_37">functions</text:span><text:span text:style-name="T8_38"><text:s/></text:span><text:span text:style-name="T8_39">like</text:span><text:span text:style-name="T8_40"><text:s/></text:span><text:span text:style-name="T8_41">the</text:span><text:span text:style-name="T8_42"><text:s/></text:span><text:span text:style-name="T8_43">C</text:span><text:span text:style-name="T8_44"><text:s/></text:span><text:span text:style-name="T8_45">function</text:span><text:span text:style-name="T8_46"><text:s/>“</text:span><text:span text:style-name="T8_47">getc</text:span><text:span text:style-name="T8_48">”<text:s/></text:span><text:span text:style-name="T8_49">called</text:span><text:span text:style-name="T8_50"><text:s/></text:span><text:span text:style-name="T8_51">readport</text:span><text:span text:style-name="T8_52">,<text:s/></text:span><text:span text:style-name="T8_53">returning</text:span><text:span text:style-name="T8_54"><text:s/></text:span><text:span text:style-name="T8_55">to</text:span><text:span text:style-name="T8_56"><text:s/></text:span><text:span text:style-name="T8_57">us</text:span><text:span text:style-name="T8_58"><text:s/></text:span><text:span text:style-name="T8_59">which</text:span><text:span text:style-name="T8_60"><text:s/></text:span><text:span text:style-name="T8_61">switch</text:span><text:span text:style-name="T8_62"><text:s/></text:span><text:span text:style-name="T8_63">has</text:span><text:span text:style-name="T8_64"><text:s/></text:span><text:span text:style-name="T8_65">been</text:span><text:span text:style-name="T8_66"><text:s/></text:span><text:span text:style-name="T8_67">pressed</text:span><text:span text:style-name="T8_68">.<text:s/></text:span><text:span text:style-name="T8_69">A</text:span><text:span text:style-name="T8_70"><text:s/></text:span><text:span text:style-name="T8_71">utility</text:span><text:span text:style-name="T8_72"><text:s/></text:span><text:span text:style-name="T8_73">function</text:span><text:span text:style-name="T8_74"><text:s/></text:span><text:span text:style-name="T8_75">to</text:span><text:span text:style-name="T8_76"><text:s/></text:span><text:span text:style-name="T8_77">play</text:span><text:span text:style-name="T8_78"><text:s/></text:span><text:span text:style-name="T8_79">tones</text:span><text:span text:style-name="T8_80"><text:s/></text:span><text:span text:style-name="T8_81">and</text:span><text:span text:style-name="T8_82"><text:s/></text:span><text:span text:style-name="T8_83">light</text:span><text:span text:style-name="T8_84"><text:s/></text:span><text:span text:style-name="T8_85">LEDs</text:span><text:span text:style-name="T8_86"><text:s/>(</text:span><text:span text:style-name="T8_87">called</text:span><text:span text:style-name="T8_88"><text:s/></text:span><text:span text:style-name="T8_89">play</text:span><text:span text:style-name="T8_90">_</text:span><text:span text:style-name="T8_91">tone</text:span><text:span text:style-name="T8_92"><text:s/></text:span><text:span text:style-name="T8_93">and</text:span><text:span text:style-name="T8_94"><text:s/></text:span><text:span text:style-name="T8_95">blinkLED</text:span><text:span text:style-name="T8_96"><text:s/></text:span><text:span text:style-name="T8_97">respectively</text:span><text:span text:style-name="T8_98">).</text:span></text:p>
      <text:p text:style-name="P9"/>
      <text:p text:style-name="P10"><text:span text:style-name="T10_1">This</text:span><text:span text:style-name="T10_2"><text:s/></text:span><text:span text:style-name="T10_3">project</text:span><text:span text:style-name="T10_4"><text:s/></text:span><text:span text:style-name="T10_5">has</text:span><text:span text:style-name="T10_6"><text:s/></text:span><text:span text:style-name="T10_7">been</text:span><text:span text:style-name="T10_8"><text:s/></text:span><text:span text:style-name="T10_9">a</text:span><text:span text:style-name="T10_10"><text:s/></text:span><text:span text:style-name="T10_11">fun</text:span><text:span text:style-name="T10_12"><text:s/></text:span><text:span text:style-name="T10_13">experience</text:span><text:span text:style-name="T10_14"><text:s/></text:span><text:span text:style-name="T10_15">in</text:span><text:span text:style-name="T10_16"><text:s/></text:span><text:span text:style-name="T10_17">C</text:span><text:span text:style-name="T10_18"><text:s/></text:span><text:span text:style-name="T10_19">and</text:span><text:span text:style-name="T10_20"><text:s/></text:span><text:span text:style-name="T10_21">definitely</text:span><text:span text:style-name="T10_22"><text:s/></text:span><text:span text:style-name="T10_23">helps</text:span><text:span text:style-name="T10_24"><text:s/></text:span><text:span text:style-name="T10_25">provide</text:span><text:span text:style-name="T10_26"><text:s/></text:span><text:span text:style-name="T10_27">practical</text:span><text:span text:style-name="T10_28"><text:s/></text:span><text:span text:style-name="T10_29">knowledge</text:span><text:span text:style-name="T10_30"><text:s/></text:span><text:span text:style-name="T10_31">that</text:span><text:span text:style-name="T10_32"><text:s/></text:span><text:span text:style-name="T10_33">we</text:span><text:span text:style-name="T10_34"><text:s/></text:span><text:span text:style-name="T10_35">can</text:span><text:span text:style-name="T10_36"><text:s/></text:span><text:span text:style-name="T10_37">carry</text:span><text:span text:style-name="T10_38"><text:s/></text:span><text:span text:style-name="T10_39">on</text:span><text:span text:style-name="T10_40"><text:s/></text:span><text:span text:style-name="T10_41">into</text:span><text:span text:style-name="T10_42"><text:s/></text:span><text:span text:style-name="T10_43">our</text:span><text:span text:style-name="T10_44"><text:s/></text:span><text:span text:style-name="T10_45">careers</text:span><text:span text:style-name="T10_4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